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8f4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1e8f4f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e8f4f" officeooo:paragraph-rsid="001e8f4f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5pt" officeooo:rsid="001e8f4f" officeooo:paragraph-rsid="001e8f4f" style:font-size-asian="13.1000003814697pt" style:font-size-complex="15pt"/>
    </style:style>
    <style:style style:name="T1" style:family="text">
      <style:text-properties fo:font-size="21pt" officeooo:rsid="001e8f4f" style:font-size-asian="18.3500003814697pt" style:font-size-complex="21pt"/>
    </style:style>
    <style:style style:name="T2" style:family="text">
      <style:text-properties fo:font-size="16pt" officeooo:rsid="001e8f4f" style:font-size-asian="14pt" style:font-size-complex="16pt"/>
    </style:style>
    <style:style style:name="T3" style:family="text">
      <style:text-properties fo:font-size="16pt" officeooo:rsid="001f3696" style:font-size-asian="14pt" style:font-size-complex="16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officeooo:rsid="001f3696"/>
    </style:style>
    <style:style style:name="T6" style:family="text">
      <style:text-properties officeooo:rsid="0020c5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ARTÃO DE VISITA:</text:span></text:p>
      <text:p text:style-name="P1"><text:span text:style-name="T2">M</text:span><text:span text:style-name="T3">anoel de Jesus</text:span></text:p>
      <text:p text:style-name="P3"/>
      <text:p text:style-name="P4">Um cartão de visita web <text:span text:style-name="T5">com layout organizado </text:span>que contenha <text:span text:style-name="T5">somente as cores branca e verde,</text:span> <text:span text:style-name="T6">e</text:span> informações <text:span text:style-name="T5">básicas sobre o cliente (nome, e-mail, foto, profissão, endereço). O projeto também deve conter botões que redirecionem o usuário ao currículo do cliente a fim de conhecer melhor seu trabalho, além de botões que encaminhem até as redes sociais do cliente para maior disponibilidade de contato. </text:span></text:p>
      <text:p text:style-name="P3"/>
      <text:p text:style-name="P3"/>
      <text:p text:style-name="P5">Solicitador: <text:span text:style-name="T4">Manoel de Jesus</text:span></text:p>
      <text:p text:style-name="P5">Desenvolvedora: <text:span text:style-name="T4">Cecília Elen Dourado Teixeira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0:57:11.911701601</meta:creation-date>
    <dc:date>2024-07-24T11:29:06.903280367</dc:date>
    <meta:editing-duration>PT1M24S</meta:editing-duration>
    <meta:editing-cycles>1</meta:editing-cycles>
    <meta:document-statistic meta:table-count="0" meta:image-count="0" meta:object-count="0" meta:page-count="1" meta:paragraph-count="5" meta:word-count="79" meta:character-count="505" meta:non-whitespace-character-count="430"/>
    <meta:generator>LibreOffice/7.3.7.2$Linux_X86_64 LibreOffice_project/30$Build-2</meta:generator>
  </office:meta>
</office:document-meta>
</file>